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26.33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3.87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55.42mm"/>
    </style:style>
    <style:style style:name="co10" style:family="table-column">
      <style:table-column-properties fo:break-before="auto" style:column-width="45.83mm"/>
    </style:style>
    <style:style style:name="co11" style:family="table-column">
      <style:table-column-properties fo:break-before="auto" style:column-width="57.91mm"/>
    </style:style>
    <style:style style:name="co12" style:family="table-column">
      <style:table-column-properties fo:break-before="auto" style:column-width="31.27mm"/>
    </style:style>
    <style:style style:name="co13" style:family="table-column">
      <style:table-column-properties fo:break-before="auto" style:column-width="54.35mm"/>
    </style:style>
    <style:style style:name="co14" style:family="table-column">
      <style:table-column-properties fo:break-before="auto" style:column-width="57.63mm"/>
    </style:style>
    <style:style style:name="co15" style:family="table-column">
      <style:table-column-properties fo:break-before="auto" style:column-width="60.64mm"/>
    </style:style>
    <style:style style:name="co16" style:family="table-column">
      <style:table-column-properties fo:break-before="auto" style:column-width="58.17mm"/>
    </style:style>
    <style:style style:name="co17" style:family="table-column">
      <style:table-column-properties fo:break-before="auto" style:column-width="54.61mm"/>
    </style:style>
    <style:style style:name="co18" style:family="table-column">
      <style:table-column-properties fo:break-before="auto" style:column-width="35.67mm"/>
    </style:style>
    <style:style style:name="co19" style:family="table-column">
      <style:table-column-properties fo:break-before="auto" style:column-width="26.88mm"/>
    </style:style>
    <style:style style:name="co20" style:family="table-column">
      <style:table-column-properties fo:break-before="auto" style:column-width="27.99mm"/>
    </style:style>
    <style:style style:name="co21" style:family="table-column">
      <style:table-column-properties fo:break-before="auto" style:column-width="39.21mm"/>
    </style:style>
    <style:style style:name="co22" style:family="table-column">
      <style:table-column-properties fo:break-before="auto" style:column-width="54.45mm"/>
    </style:style>
    <style:style style:name="co23" style:family="table-column">
      <style:table-column-properties fo:break-before="auto" style:column-width="48.47mm"/>
    </style:style>
    <style:style style:name="co24" style:family="table-column">
      <style:table-column-properties fo:break-before="auto" style:column-width="67.52mm"/>
    </style:style>
    <style:style style:name="co25" style:family="table-column">
      <style:table-column-properties fo:break-before="auto" style:column-width="54.73mm"/>
    </style:style>
    <style:style style:name="co26" style:family="table-column">
      <style:table-column-properties fo:break-before="auto" style:column-width="60.18mm"/>
    </style:style>
    <style:style style:name="co27" style:family="table-column">
      <style:table-column-properties fo:break-before="auto" style:column-width="73.52mm"/>
    </style:style>
    <style:style style:name="co28" style:family="table-column">
      <style:table-column-properties fo:break-before="auto" style:column-width="71.07mm"/>
    </style:style>
    <style:style style:name="co29" style:family="table-column">
      <style:table-column-properties fo:break-before="auto" style:column-width="21.08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number-columns-repeated="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975" table:default-cell-style-name="Default"/>
        <table:table-row table:style-name="ro1">
          <table:table-cell table:number-columns-repeated="22" office:value-type="string" calcext:value-type="string">
            <text:p>input</text:p>
          </table:table-cell>
          <table:table-cell office:value-type="string" calcext:value-type="string">
            <text:p>output-id</text:p>
          </table:table-cell>
          <table:table-cell table:number-columns-repeated="25" office:value-type="string" calcext:value-type="string">
            <text:p>output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USTOMER_NAME</text:p>
          </table:table-cell>
          <table:table-cell office:value-type="string" calcext:value-type="string">
            <text:p>HNW_TYPE</text:p>
          </table:table-cell>
          <table:table-cell office:value-type="string" calcext:value-type="string">
            <text:p>HNW_CATEGORY</text:p>
          </table:table-cell>
          <table:table-cell office:value-type="string" calcext:value-type="string">
            <text:p>AL_TAG</text:p>
          </table:table-cell>
          <table:table-cell office:value-type="string" calcext:value-type="string">
            <text:p>AL_AMT</text:p>
          </table:table-cell>
          <table:table-cell office:value-type="string" calcext:value-type="string">
            <text:p>PL_TAG</text:p>
          </table:table-cell>
          <table:table-cell office:value-type="string" calcext:value-type="string">
            <text:p>PL_AMT</text:p>
          </table:table-cell>
          <table:table-cell office:value-type="string" calcext:value-type="string">
            <text:p>BL_TAG</text:p>
          </table:table-cell>
          <table:table-cell office:value-type="string" calcext:value-type="string">
            <text:p>BL_AMT</text:p>
          </table:table-cell>
          <table:table-cell office:value-type="string" calcext:value-type="string">
            <text:p>TWL_AMT</text:p>
          </table:table-cell>
          <table:table-cell office:value-type="string" calcext:value-type="string">
            <text:p>INSTA_LOAN_AMT</text:p>
          </table:table-cell>
          <table:table-cell office:value-type="string" calcext:value-type="string">
            <text:p>INSTA_LOAN_CARD_NO</text:p>
          </table:table-cell>
          <table:table-cell office:value-type="string" calcext:value-type="string">
            <text:p>JUMBO_LOAN_AMT</text:p>
          </table:table-cell>
          <table:table-cell office:value-type="string" calcext:value-type="string">
            <text:p>JUMBO_LOAN_CARD_NO</text:p>
          </table:table-cell>
          <table:table-cell office:value-type="string" calcext:value-type="string">
            <text:p>DC_EMI_AMT</text:p>
          </table:table-cell>
          <table:table-cell office:value-type="string" calcext:value-type="string">
            <text:p>LAST_4_DIGITS_DC_EMI</text:p>
          </table:table-cell>
          <table:table-cell office:value-type="string" calcext:value-type="string">
            <text:p>CC_PRE_APPROVED_TAG</text:p>
          </table:table-cell>
          <table:table-cell office:value-type="string" calcext:value-type="string">
            <text:p>CC_PRE_APPROVED_CARD</text:p>
          </table:table-cell>
          <table:table-cell office:value-type="string" calcext:value-type="string">
            <text:p>LAST_4_DIGITS_FOR_DC</text:p>
          </table:table-cell>
          <table:table-cell office:value-type="string" calcext:value-type="string">
            <text:p>LAST_4_DIGITS_FOR_CC</text:p>
          </table:table-cell>
          <table:table-cell office:value-type="string" calcext:value-type="string">
            <text:p>BRANCH_COD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_link</text:p>
          </table:table-cell>
          <table:table-cell office:value-type="string" calcext:value-type="string">
            <text:p>al_showslide2</text:p>
          </table:table-cell>
          <table:table-cell office:value-type="string" calcext:value-type="string">
            <text:p>al_pre-approvedText</text:p>
          </table:table-cell>
          <table:table-cell office:value-type="string" calcext:value-type="string">
            <text:p>al_loanAmount</text:p>
          </table:table-cell>
          <table:table-cell office:value-type="string" calcext:value-type="string">
            <text:p>twl_showslide2</text:p>
          </table:table-cell>
          <table:table-cell office:value-type="string" calcext:value-type="string">
            <text:p>twl_loanAmount</text:p>
          </table:table-cell>
          <table:table-cell office:value-type="string" calcext:value-type="string">
            <text:p>twl_link</text:p>
          </table:table-cell>
          <table:table-cell office:value-type="string" calcext:value-type="string">
            <text:p>pl_loanType</text:p>
          </table:table-cell>
          <table:table-cell office:value-type="string" calcext:value-type="string">
            <text:p>pl_preapprovedText</text:p>
          </table:table-cell>
          <table:table-cell office:value-type="string" calcext:value-type="string">
            <text:p>pl_loanAmount</text:p>
          </table:table-cell>
          <table:table-cell office:value-type="string" calcext:value-type="string">
            <text:p>pl_link</text:p>
          </table:table-cell>
          <table:table-cell office:value-type="string" calcext:value-type="string">
            <text:p>hl_name</text:p>
          </table:table-cell>
          <table:table-cell office:value-type="string" calcext:value-type="string">
            <text:p>hl_link</text:p>
          </table:table-cell>
          <table:table-cell office:value-type="string" calcext:value-type="string">
            <text:p>instaloan_show</text:p>
          </table:table-cell>
          <table:table-cell office:value-type="string" calcext:value-type="string">
            <text:p>instaloan_link</text:p>
          </table:table-cell>
          <table:table-cell office:value-type="string" calcext:value-type="string">
            <text:p>instaloan_amount</text:p>
          </table:table-cell>
          <table:table-cell office:value-type="string" calcext:value-type="string">
            <text:p>instaloan_cardno</text:p>
          </table:table-cell>
          <table:table-cell office:value-type="string" calcext:value-type="string">
            <text:p>consumerLoan_showslide</text:p>
          </table:table-cell>
          <table:table-cell office:value-type="string" calcext:value-type="string">
            <text:p>consumerloan_amount</text:p>
          </table:table-cell>
          <table:table-cell office:value-type="string" calcext:value-type="string">
            <text:p>consumerloan_cardno</text:p>
          </table:table-cell>
          <table:table-cell office:value-type="string" calcext:value-type="string">
            <text:p>consumerloan_link</text:p>
          </table:table-cell>
          <table:table-cell office:value-type="string" calcext:value-type="string">
            <text:p>cc_cardno</text:p>
          </table:table-cell>
          <table:table-cell office:value-type="string" calcext:value-type="string">
            <text:p>cc_link</text:p>
          </table:table-cell>
          <table:table-cell office:value-type="string" calcext:value-type="string">
            <text:p>url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Darayas Pesi Jehangir</text:p>
          </table:table-cell>
          <table:table-cell table:style-name="ce1" table:number-columns-repeated="15"/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float" office:value="4452" calcext:value-type="float">
            <text:p>445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ay6zaufjr</text:p>
          </table:table-cell>
          <table:table-cell table:formula="of:=LEFT([.A3];SEARCH(&quot; &quot;;[.A3];1))" office:value-type="string" office:string-value="Darayas " calcext:value-type="string">
            <text:p>Darayas </text:p>
          </table:table-cell>
          <table:table-cell table:formula="of:=IF([.$D3]=&quot;AL ZIP Drive&quot;;&quot;https://leadinsta.hdfcbank.com/applications/webforms/apply/hdfc_newcarloan_10sec/CustVerification.aspx?prod=107&amp;sourcecode=QLS_VIDEO_VIS&quot;;&quot;https://leads.hdfcbank.com/applications/webforms/apply/HDFC_DIWALI_LP/Index.aspx?sourcecode=SEM&amp;pcode=QLS_EMAIL&amp;promocode=QLS_EMAIL&amp;utm_campaign=QLS&amp;utm_medium=email&amp;utm_source=QLS_EMAIL&quot;)" office:value-type="string" office:string-value="https://leads.hdfcbank.com/applications/webforms/apply/HDFC_DIWALI_LP/Index.aspx?sourcecode=SEM&amp;pcode=QLS_EMAIL&amp;promocode=QLS_EMAIL&amp;utm_campaign=QLS&amp;utm_medium=email&amp;utm_source=QLS_EMAIL" calcext:value-type="string">
            <text:p>https://leads.hdfcbank.com/applications/webforms/apply/HDFC_DIWALI_LP/Index.aspx?sourcecode=SEM&amp;pcode=QLS_EMAIL&amp;promocode=QLS_EMAIL&amp;utm_campaign=QLS&amp;utm_medium=email&amp;utm_source=QLS_EMAIL</text:p>
          </table:table-cell>
          <table:table-cell table:formula="of:=IF(LEN([.D3])&gt;0;&quot;true&quot;;&quot;false&quot;)" office:value-type="string" office:string-value="false" calcext:value-type="string">
            <text:p>false</text:p>
          </table:table-cell>
          <table:table-cell table:formula="of:=IF([.$D3]=&quot;AL ZIP Drive&quot;;&quot;pre-approved&quot;;&quot;eligible&quot;)" office:value-type="string" office:string-value="eligible" calcext:value-type="string">
            <text:p>eligible</text:p>
          </table:table-cell>
          <table:table-cell table:formula="of:=IF(LEN([.E3])&gt;0;TEXT([.E3];&quot;00,000&quot;);&quot;&quot;)">
            <text:p/>
          </table:table-cell>
          <table:table-cell table:formula="of:=IF(LEN([.$J3])&gt;0;&quot;true&quot;;&quot;false&quot;)" office:value-type="string" office:string-value="false" calcext:value-type="string">
            <text:p>false</text:p>
          </table:table-cell>
          <table:table-cell table:formula="of:=IF(LEN([.$J3])&gt;0;TEXT([.J3];&quot;00,000&quot;);&quot;&quot;)">
            <text:p/>
          </table:table-cell>
          <table:table-cell office:value-type="string" calcext:value-type="string">
            <text:p>https://leads.hdfcbank.com/applications/new_webforms/apply/mobile/Two-wheeler-Loan.aspx?pcode=QLS_VIDEO_VIS</text:p>
          </table:table-cell>
          <table:table-cell table:formula="of:=IF([.$F3]=&quot;PL 10 Sec&quot;;&quot;Disbursal in 10 sec&quot;;&quot;Quick Disbursal&quot;)" office:value-type="string" office:string-value="Quick Disbursal" calcext:value-type="string">
            <text:p>Quick Disbursal</text:p>
          </table:table-cell>
          <table:table-cell table:formula="of:=IF([.$F3]=&quot;PL 10 Sec&quot;;&quot;pre-approved&quot;;&quot;eligible&quot;)" office:value-type="string" office:string-value="eligible" calcext:value-type="string">
            <text:p>eligible</text:p>
          </table:table-cell>
          <table:table-cell table:formula="of:=IF(LEN([.G3])&gt;0;TEXT([.G3];&quot;00,000&quot;);&quot;&quot;)">
            <text:p/>
          </table:table-cell>
          <table:table-cell table:formula="of:=IF([.$F3]=&quot;PL 10 Sec&quot;;&quot;https://leadinsta.hdfcbank.com/applications/webforms/apply/hdfc_pl_cata/CustVerification.aspx?prod=PL&amp;sourcecode=QLS_VIDEO_VIS&quot;;&quot;https://leads.hdfcbank.com/startdoing/personal-loan-leadform.aspx?source_code=HNET&amp;pcode=QLS_EMAIL&amp;promocode=QLS_EMAIL&amp;utm_campaign=QLS&amp;utm_medium=email&amp;utm_source=QLS_EMAIL&quot;)" office:value-type="string" office:string-value="https://leads.hdfcbank.com/startdoing/personal-loan-leadform.aspx?source_code=HNET&amp;pcode=QLS_EMAIL&amp;promocode=QLS_EMAIL&amp;utm_campaign=QLS&amp;utm_medium=email&amp;utm_source=QLS_EMAIL" calcext:value-type="string">
            <text:p>https://leads.hdfcbank.com/startdoing/personal-loan-leadform.aspx?source_code=HNET&amp;pcode=QLS_EMAIL&amp;promocode=QLS_EMAIL&amp;utm_campaign=QLS&amp;utm_medium=email&amp;utm_source=QLS_EMAIL</text:p>
          </table:table-cell>
          <table:table-cell/>
          <table:table-cell office:value-type="string" calcext:value-type="string">
            <text:p>https://leads.hdfcbank.com/applications/new_webforms/apply/mobile/Home-Loan-Indians.aspx?SourceCode=paid&amp;pcode=QLS_EMAIL&amp;promocode=QLS_EMAIL&amp;utm_campaign=QLS&amp;utm_medium=email&amp;utm_source=QLS_EMAIL</text:p>
          </table:table-cell>
          <table:table-cell table:formula="of:=IF(LEN([.$M3])&gt;0;&quot;true&quot;;&quot;false&quot;)" office:value-type="string" office:string-value="false" calcext:value-type="string">
            <text:p>false</text:p>
          </table:table-cell>
          <table:table-cell office:value-type="string" calcext:value-type="string">
            <text:p>https://leads.hdfcbank.com/applications/webforms/apply/CC_term_loan_jumbo_loan/default.aspx?sourcecode=FT_microsite_jumbo&amp;pcode=QLS_EMAIL&amp;promocode=QLS_EMAIL&amp;utm_campaign=QLS&amp;utm_medium=email&amp;utm_source=QLS_EMAIL</text:p>
          </table:table-cell>
          <table:table-cell table:formula="of:=IF(LEN([.$M3])&gt;0;TEXT([.M3];&quot;00,000&quot;);&quot;&quot;)">
            <text:p/>
          </table:table-cell>
          <table:table-cell table:formula="of:=IF(LEN([.L3])&gt;0;CONCATENATE(&quot;xx&quot;;TEXT([.L3];&quot;0000&quot;));&quot;&quot;)">
            <text:p/>
          </table:table-cell>
          <table:table-cell table:formula="of:=IF(LEN([.$O3])&gt;0;&quot;true&quot;;&quot;false&quot;)" office:value-type="string" office:string-value="false" calcext:value-type="string">
            <text:p>false</text:p>
          </table:table-cell>
          <table:table-cell table:formula="of:=IF(LEN([.$O3])&gt;0;TEXT([.O3];&quot;00,000&quot;);&quot;&quot;)">
            <text:p/>
          </table:table-cell>
          <table:table-cell table:formula="of:=IF(LEN([.P3])&gt;0;CONCATENATE(&quot;xx&quot;;TEXT([.P3];&quot;0000&quot;));&quot;&quot;)">
            <text:p/>
          </table:table-cell>
          <table:table-cell office:value-type="string" calcext:value-type="string">
            <text:p>https://v1.hdfcbank.com/htdocs/common/festive-treats/loan_product/easyemi.html?pcode=QLS_EMAIL&amp;promocode=QLS_EMAIL&amp;utm_campaign=%20QLS&amp;utm_medium=email&amp;utm_source=QLS_EMAIL</text:p>
          </table:table-cell>
          <table:table-cell table:formula="of:=IF(LEN([.$R3])&gt;0;CONCATENATE(&quot;xx&quot;;TEXT([.$R3];&quot;0000&quot;));&quot;&quot;)">
            <text:p/>
          </table:table-cell>
          <table:table-cell table:formula="of:=IF(LEN([.$R3])&gt;0;&quot;https://leads.hdfcbank.com/applications/webforms/apply/HDFC_STP_MNP_VRMEmail_Res_Adapt/default.aspx?SourceCode= QLS_VIDEO_VIS &amp;campname=NOBL&amp;Promocode=QLS_VIDEO_VIS&quot;;&quot;https://leads.hdfcbank.com/applications/webforms/apply/HDFC_CC_Landingpage/Index.aspx?SourceCode=BUDG&amp;pcode=QLS_EMAIL&amp;promocode=QLS_EMAIL&amp;utm_campaign=QLS&amp;utm_medium=email&amp;utm_source=QLS_EMAIL&quot;)" office:value-type="string" office:string-value="https://leads.hdfcbank.com/applications/webforms/apply/HDFC_CC_Landingpage/Index.aspx?SourceCode=BUDG&amp;pcode=QLS_EMAIL&amp;promocode=QLS_EMAIL&amp;utm_campaign=QLS&amp;utm_medium=email&amp;utm_source=QLS_EMAIL" calcext:value-type="string">
            <text:p>https://leads.hdfcbank.com/applications/webforms/apply/HDFC_CC_Landingpage/Index.aspx?SourceCode=BUDG&amp;pcode=QLS_EMAIL&amp;promocode=QLS_EMAIL&amp;utm_campaign=QLS&amp;utm_medium=email&amp;utm_source=QLS_EMAIL</text:p>
          </table:table-cell>
          <table:table-cell table:formula="of:=CONCATENATE(&quot;https://mf1.pctr.co/&quot;;[.W3])" office:value-type="string" office:string-value="https://mf1.pctr.co/ay6zaufjr" calcext:value-type="string">
            <text:p>https://mf1.pctr.co/ay6zaufjr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Vijay Madhav Paradkar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referred</text:p>
          </table:table-cell>
          <table:table-cell office:value-type="string" calcext:value-type="string">
            <text:p>AL PQ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PL PQ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8577" calcext:value-type="float">
            <text:p>85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77" calcext:value-type="float">
            <text:p>8577</text:p>
          </table:table-cell>
          <table:table-cell office:value-type="float" office:value="350000" calcext:value-type="float">
            <text:p>350000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180" calcext:value-type="float">
            <text:p>5180</text:p>
          </table:table-cell>
          <table:table-cell office:value-type="float" office:value="8577" calcext:value-type="float">
            <text:p>8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029tekv</text:p>
          </table:table-cell>
          <table:table-cell table:formula="of:=LEFT([.A4];SEARCH(&quot; &quot;;[.A4];1))" office:value-type="string" office:string-value="Vijay " calcext:value-type="string">
            <text:p>Vijay </text:p>
          </table:table-cell>
          <table:table-cell table:formula="of:=IF([.$D4]=&quot;AL ZIP Drive&quot;;&quot;https://leadinsta.hdfcbank.com/applications/webforms/apply/hdfc_newcarloan_10sec/CustVerification.aspx?prod=107&amp;sourcecode=QLS_VIDEO_VIS&quot;;&quot;https://leads.hdfcbank.com/applications/webforms/apply/HDFC_DIWALI_LP/Index.aspx?sourcecode=SEM&amp;pcode=QLS_EMAIL&amp;promocode=QLS_EMAIL&amp;utm_campaign=QLS&amp;utm_medium=email&amp;utm_source=QLS_EMAIL&quot;)" office:value-type="string" office:string-value="https://leads.hdfcbank.com/applications/webforms/apply/HDFC_DIWALI_LP/Index.aspx?sourcecode=SEM&amp;pcode=QLS_EMAIL&amp;promocode=QLS_EMAIL&amp;utm_campaign=QLS&amp;utm_medium=email&amp;utm_source=QLS_EMAIL" calcext:value-type="string">
            <text:p>https://leads.hdfcbank.com/applications/webforms/apply/HDFC_DIWALI_LP/Index.aspx?sourcecode=SEM&amp;pcode=QLS_EMAIL&amp;promocode=QLS_EMAIL&amp;utm_campaign=QLS&amp;utm_medium=email&amp;utm_source=QLS_EMAIL</text:p>
          </table:table-cell>
          <table:table-cell table:formula="of:=IF(LEN([.D4])&gt;0;&quot;true&quot;;&quot;false&quot;)" office:value-type="string" office:string-value="true" calcext:value-type="string">
            <text:p>true</text:p>
          </table:table-cell>
          <table:table-cell table:formula="of:=IF([.$D4]=&quot;AL ZIP Drive&quot;;&quot;pre-approved&quot;;&quot;eligible&quot;)" office:value-type="string" office:string-value="eligible" calcext:value-type="string">
            <text:p>eligible</text:p>
          </table:table-cell>
          <table:table-cell table:formula="of:=IF(LEN([.E4])&gt;0;TEXT([.E4];&quot;00,000&quot;);&quot;&quot;)" office:value-type="string" office:string-value="20,00,000" calcext:value-type="string">
            <text:p>20,00,000</text:p>
          </table:table-cell>
          <table:table-cell table:formula="of:=IF(LEN([.$J4])&gt;0;&quot;true&quot;;&quot;false&quot;)" office:value-type="string" office:string-value="true" calcext:value-type="string">
            <text:p>true</text:p>
          </table:table-cell>
          <table:table-cell table:formula="of:=IF(LEN([.$J4])&gt;0;TEXT([.J4];&quot;00,000&quot;);&quot;&quot;)" office:value-type="string" office:string-value="10,00,000" calcext:value-type="string">
            <text:p>10,00,000</text:p>
          </table:table-cell>
          <table:table-cell office:value-type="string" calcext:value-type="string">
            <text:p>https://leads.hdfcbank.com/applications/new_webforms/apply/mobile/Two-wheeler-Loan.aspx?pcode=QLS_VIDEO_VIS</text:p>
          </table:table-cell>
          <table:table-cell table:formula="of:=IF([.$F4]=&quot;PL 10 Sec&quot;;&quot;Disbursal in 10 sec&quot;;&quot;Quick Disbursal&quot;)" office:value-type="string" office:string-value="Quick Disbursal" calcext:value-type="string">
            <text:p>Quick Disbursal</text:p>
          </table:table-cell>
          <table:table-cell table:formula="of:=IF([.$F4]=&quot;PL 10 Sec&quot;;&quot;pre-approved&quot;;&quot;eligible&quot;)" office:value-type="string" office:string-value="eligible" calcext:value-type="string">
            <text:p>eligible</text:p>
          </table:table-cell>
          <table:table-cell table:formula="of:=IF(LEN([.G4])&gt;0;TEXT([.G4];&quot;00,000&quot;);&quot;&quot;)">
            <text:p/>
          </table:table-cell>
          <table:table-cell table:formula="of:=IF([.$F4]=&quot;PL 10 Sec&quot;;&quot;https://leadinsta.hdfcbank.com/applications/webforms/apply/hdfc_pl_cata/CustVerification.aspx?prod=PL&amp;sourcecode=QLS_VIDEO_VIS&quot;;&quot;https://leads.hdfcbank.com/startdoing/personal-loan-leadform.aspx?source_code=HNET&amp;pcode=QLS_EMAIL&amp;promocode=QLS_EMAIL&amp;utm_campaign=QLS&amp;utm_medium=email&amp;utm_source=QLS_EMAIL&quot;)" office:value-type="string" office:string-value="https://leads.hdfcbank.com/startdoing/personal-loan-leadform.aspx?source_code=HNET&amp;pcode=QLS_EMAIL&amp;promocode=QLS_EMAIL&amp;utm_campaign=QLS&amp;utm_medium=email&amp;utm_source=QLS_EMAIL" calcext:value-type="string">
            <text:p>https://leads.hdfcbank.com/startdoing/personal-loan-leadform.aspx?source_code=HNET&amp;pcode=QLS_EMAIL&amp;promocode=QLS_EMAIL&amp;utm_campaign=QLS&amp;utm_medium=email&amp;utm_source=QLS_EMAIL</text:p>
          </table:table-cell>
          <table:table-cell/>
          <table:table-cell office:value-type="string" calcext:value-type="string">
            <text:p>https://leads.hdfcbank.com/applications/new_webforms/apply/mobile/Home-Loan-Indians.aspx?SourceCode=paid&amp;pcode=QLS_EMAIL&amp;promocode=QLS_EMAIL&amp;utm_campaign=QLS&amp;utm_medium=email&amp;utm_source=QLS_EMAIL</text:p>
          </table:table-cell>
          <table:table-cell table:formula="of:=IF(LEN([.$M4])&gt;0;&quot;true&quot;;&quot;false&quot;)" office:value-type="string" office:string-value="true" calcext:value-type="string">
            <text:p>true</text:p>
          </table:table-cell>
          <table:table-cell office:value-type="string" calcext:value-type="string">
            <text:p>https://leads.hdfcbank.com/applications/webforms/apply/CC_term_loan_jumbo_loan/default.aspx?sourcecode=FT_microsite_jumbo&amp;pcode=QLS_EMAIL&amp;promocode=QLS_EMAIL&amp;utm_campaign=QLS&amp;utm_medium=email&amp;utm_source=QLS_EMAIL</text:p>
          </table:table-cell>
          <table:table-cell table:formula="of:=IF(LEN([.$M4])&gt;0;TEXT([.M4];&quot;00,000&quot;);&quot;&quot;)" office:value-type="string" office:string-value="10,00,000" calcext:value-type="string">
            <text:p>10,00,000</text:p>
          </table:table-cell>
          <table:table-cell table:formula="of:=IF(LEN([.L4])&gt;0;CONCATENATE(&quot;xx&quot;;TEXT([.L4];&quot;0000&quot;));&quot;&quot;)" office:value-type="string" office:string-value="xx8577" calcext:value-type="string">
            <text:p>xx8577</text:p>
          </table:table-cell>
          <table:table-cell table:formula="of:=IF(LEN([.$O4])&gt;0;&quot;true&quot;;&quot;false&quot;)" office:value-type="string" office:string-value="true" calcext:value-type="string">
            <text:p>true</text:p>
          </table:table-cell>
          <table:table-cell table:formula="of:=IF(LEN([.$O4])&gt;0;TEXT([.O4];&quot;00,000&quot;);&quot;&quot;)" office:value-type="string" office:string-value="3,50,000" calcext:value-type="string">
            <text:p>3,50,000</text:p>
          </table:table-cell>
          <table:table-cell table:formula="of:=IF(LEN([.P4])&gt;0;CONCATENATE(&quot;xx&quot;;TEXT([.P4];&quot;0000&quot;));&quot;&quot;)" office:value-type="string" office:string-value="xx5180" calcext:value-type="string">
            <text:p>xx5180</text:p>
          </table:table-cell>
          <table:table-cell office:value-type="string" calcext:value-type="string">
            <text:p>https://v1.hdfcbank.com/htdocs/common/festive-treats/loan_product/easyemi.html?pcode=QLS_EMAIL&amp;promocode=QLS_EMAIL&amp;utm_campaign=%20QLS&amp;utm_medium=email&amp;utm_source=QLS_EMAIL</text:p>
          </table:table-cell>
          <table:table-cell table:formula="of:=IF(LEN([.$R4])&gt;0;CONCATENATE(&quot;xx&quot;;TEXT([.$R4];&quot;0000&quot;));&quot;&quot;)">
            <text:p/>
          </table:table-cell>
          <table:table-cell table:formula="of:=IF(LEN([.$R4])&gt;0;&quot;https://leads.hdfcbank.com/applications/webforms/apply/HDFC_STP_MNP_VRMEmail_Res_Adapt/default.aspx?SourceCode= QLS_VIDEO_VIS &amp;campname=NOBL&amp;Promocode=QLS_VIDEO_VIS&quot;;&quot;https://leads.hdfcbank.com/applications/webforms/apply/HDFC_CC_Landingpage/Index.aspx?SourceCode=BUDG&amp;pcode=QLS_EMAIL&amp;promocode=QLS_EMAIL&amp;utm_campaign=QLS&amp;utm_medium=email&amp;utm_source=QLS_EMAIL&quot;)" office:value-type="string" office:string-value="https://leads.hdfcbank.com/applications/webforms/apply/HDFC_CC_Landingpage/Index.aspx?SourceCode=BUDG&amp;pcode=QLS_EMAIL&amp;promocode=QLS_EMAIL&amp;utm_campaign=QLS&amp;utm_medium=email&amp;utm_source=QLS_EMAIL" calcext:value-type="string">
            <text:p>https://leads.hdfcbank.com/applications/webforms/apply/HDFC_CC_Landingpage/Index.aspx?SourceCode=BUDG&amp;pcode=QLS_EMAIL&amp;promocode=QLS_EMAIL&amp;utm_campaign=QLS&amp;utm_medium=email&amp;utm_source=QLS_EMAIL</text:p>
          </table:table-cell>
          <table:table-cell table:formula="of:=CONCATENATE(&quot;https://mf1.pctr.co/&quot;;[.W4])" office:value-type="string" office:string-value="https://mf1.pctr.co/ai029tekv" calcext:value-type="string">
            <text:p>https://mf1.pctr.co/ai029tekv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Mavis Pinto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Imperia</text:p>
          </table:table-cell>
          <table:table-cell table:number-columns-repeated="13"/>
          <table:table-cell office:value-type="string" calcext:value-type="string">
            <text:p>N</text:p>
          </table:table-cell>
          <table:table-cell/>
          <table:table-cell office:value-type="float" office:value="2317" calcext:value-type="float">
            <text:p>2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fuovvrf</text:p>
          </table:table-cell>
          <table:table-cell table:formula="of:=LEFT([.A5];SEARCH(&quot; &quot;;[.A5];1))" office:value-type="string" office:string-value="Mavis " calcext:value-type="string">
            <text:p>Mavis </text:p>
          </table:table-cell>
          <table:table-cell table:formula="of:=IF([.$D5]=&quot;AL ZIP Drive&quot;;&quot;https://leadinsta.hdfcbank.com/applications/webforms/apply/hdfc_newcarloan_10sec/CustVerification.aspx?prod=107&amp;sourcecode=QLS_VIDEO_VIS&quot;;&quot;https://leads.hdfcbank.com/applications/webforms/apply/HDFC_DIWALI_LP/Index.aspx?sourcecode=SEM&amp;pcode=QLS_EMAIL&amp;promocode=QLS_EMAIL&amp;utm_campaign=QLS&amp;utm_medium=email&amp;utm_source=QLS_EMAIL&quot;)" office:value-type="string" office:string-value="https://leads.hdfcbank.com/applications/webforms/apply/HDFC_DIWALI_LP/Index.aspx?sourcecode=SEM&amp;pcode=QLS_EMAIL&amp;promocode=QLS_EMAIL&amp;utm_campaign=QLS&amp;utm_medium=email&amp;utm_source=QLS_EMAIL" calcext:value-type="string">
            <text:p>https://leads.hdfcbank.com/applications/webforms/apply/HDFC_DIWALI_LP/Index.aspx?sourcecode=SEM&amp;pcode=QLS_EMAIL&amp;promocode=QLS_EMAIL&amp;utm_campaign=QLS&amp;utm_medium=email&amp;utm_source=QLS_EMAIL</text:p>
          </table:table-cell>
          <table:table-cell table:formula="of:=IF(LEN([.D5])&gt;0;&quot;true&quot;;&quot;false&quot;)" office:value-type="string" office:string-value="false" calcext:value-type="string">
            <text:p>false</text:p>
          </table:table-cell>
          <table:table-cell table:formula="of:=IF([.$D5]=&quot;AL ZIP Drive&quot;;&quot;pre-approved&quot;;&quot;eligible&quot;)" office:value-type="string" office:string-value="eligible" calcext:value-type="string">
            <text:p>eligible</text:p>
          </table:table-cell>
          <table:table-cell table:formula="of:=IF(LEN([.E5])&gt;0;TEXT([.E5];&quot;00,000&quot;);&quot;&quot;)">
            <text:p/>
          </table:table-cell>
          <table:table-cell table:formula="of:=IF(LEN([.$J5])&gt;0;&quot;true&quot;;&quot;false&quot;)" office:value-type="string" office:string-value="false" calcext:value-type="string">
            <text:p>false</text:p>
          </table:table-cell>
          <table:table-cell table:formula="of:=IF(LEN([.$J5])&gt;0;TEXT([.J5];&quot;00,000&quot;);&quot;&quot;)">
            <text:p/>
          </table:table-cell>
          <table:table-cell office:value-type="string" calcext:value-type="string">
            <text:p>https://leads.hdfcbank.com/applications/new_webforms/apply/mobile/Two-wheeler-Loan.aspx?pcode=QLS_VIDEO_VIS</text:p>
          </table:table-cell>
          <table:table-cell table:formula="of:=IF([.$F5]=&quot;PL 10 Sec&quot;;&quot;Disbursal in 10 sec&quot;;&quot;Quick Disbursal&quot;)" office:value-type="string" office:string-value="Quick Disbursal" calcext:value-type="string">
            <text:p>Quick Disbursal</text:p>
          </table:table-cell>
          <table:table-cell table:formula="of:=IF([.$F5]=&quot;PL 10 Sec&quot;;&quot;pre-approved&quot;;&quot;eligible&quot;)" office:value-type="string" office:string-value="eligible" calcext:value-type="string">
            <text:p>eligible</text:p>
          </table:table-cell>
          <table:table-cell table:formula="of:=IF(LEN([.G5])&gt;0;TEXT([.G5];&quot;00,000&quot;);&quot;&quot;)">
            <text:p/>
          </table:table-cell>
          <table:table-cell table:formula="of:=IF([.$F5]=&quot;PL 10 Sec&quot;;&quot;https://leadinsta.hdfcbank.com/applications/webforms/apply/hdfc_pl_cata/CustVerification.aspx?prod=PL&amp;sourcecode=QLS_VIDEO_VIS&quot;;&quot;https://leads.hdfcbank.com/startdoing/personal-loan-leadform.aspx?source_code=HNET&amp;pcode=QLS_EMAIL&amp;promocode=QLS_EMAIL&amp;utm_campaign=QLS&amp;utm_medium=email&amp;utm_source=QLS_EMAIL&quot;)" office:value-type="string" office:string-value="https://leads.hdfcbank.com/startdoing/personal-loan-leadform.aspx?source_code=HNET&amp;pcode=QLS_EMAIL&amp;promocode=QLS_EMAIL&amp;utm_campaign=QLS&amp;utm_medium=email&amp;utm_source=QLS_EMAIL" calcext:value-type="string">
            <text:p>https://leads.hdfcbank.com/startdoing/personal-loan-leadform.aspx?source_code=HNET&amp;pcode=QLS_EMAIL&amp;promocode=QLS_EMAIL&amp;utm_campaign=QLS&amp;utm_medium=email&amp;utm_source=QLS_EMAIL</text:p>
          </table:table-cell>
          <table:table-cell/>
          <table:table-cell office:value-type="string" calcext:value-type="string">
            <text:p>https://leads.hdfcbank.com/applications/new_webforms/apply/mobile/Home-Loan-Indians.aspx?SourceCode=paid&amp;pcode=QLS_EMAIL&amp;promocode=QLS_EMAIL&amp;utm_campaign=QLS&amp;utm_medium=email&amp;utm_source=QLS_EMAIL</text:p>
          </table:table-cell>
          <table:table-cell table:formula="of:=IF(LEN([.$M5])&gt;0;&quot;true&quot;;&quot;false&quot;)" office:value-type="string" office:string-value="false" calcext:value-type="string">
            <text:p>false</text:p>
          </table:table-cell>
          <table:table-cell office:value-type="string" calcext:value-type="string">
            <text:p>https://leads.hdfcbank.com/applications/webforms/apply/CC_term_loan_jumbo_loan/default.aspx?sourcecode=FT_microsite_jumbo&amp;pcode=QLS_EMAIL&amp;promocode=QLS_EMAIL&amp;utm_campaign=QLS&amp;utm_medium=email&amp;utm_source=QLS_EMAIL</text:p>
          </table:table-cell>
          <table:table-cell table:formula="of:=IF(LEN([.$M5])&gt;0;TEXT([.M5];&quot;00,000&quot;);&quot;&quot;)">
            <text:p/>
          </table:table-cell>
          <table:table-cell table:formula="of:=IF(LEN([.L5])&gt;0;CONCATENATE(&quot;xx&quot;;TEXT([.L5];&quot;0000&quot;));&quot;&quot;)">
            <text:p/>
          </table:table-cell>
          <table:table-cell table:formula="of:=IF(LEN([.$O5])&gt;0;&quot;true&quot;;&quot;false&quot;)" office:value-type="string" office:string-value="false" calcext:value-type="string">
            <text:p>false</text:p>
          </table:table-cell>
          <table:table-cell table:formula="of:=IF(LEN([.$O5])&gt;0;TEXT([.O5];&quot;00,000&quot;);&quot;&quot;)">
            <text:p/>
          </table:table-cell>
          <table:table-cell table:formula="of:=IF(LEN([.P5])&gt;0;CONCATENATE(&quot;xx&quot;;TEXT([.P5];&quot;0000&quot;));&quot;&quot;)">
            <text:p/>
          </table:table-cell>
          <table:table-cell office:value-type="string" calcext:value-type="string">
            <text:p>https://v1.hdfcbank.com/htdocs/common/festive-treats/loan_product/easyemi.html?pcode=QLS_EMAIL&amp;promocode=QLS_EMAIL&amp;utm_campaign=%20QLS&amp;utm_medium=email&amp;utm_source=QLS_EMAIL</text:p>
          </table:table-cell>
          <table:table-cell table:formula="of:=IF(LEN([.$R5])&gt;0;CONCATENATE(&quot;xx&quot;;TEXT([.$R5];&quot;0000&quot;));&quot;&quot;)">
            <text:p/>
          </table:table-cell>
          <table:table-cell table:formula="of:=IF(LEN([.$R5])&gt;0;&quot;https://leads.hdfcbank.com/applications/webforms/apply/HDFC_STP_MNP_VRMEmail_Res_Adapt/default.aspx?SourceCode= QLS_VIDEO_VIS &amp;campname=NOBL&amp;Promocode=QLS_VIDEO_VIS&quot;;&quot;https://leads.hdfcbank.com/applications/webforms/apply/HDFC_CC_Landingpage/Index.aspx?SourceCode=BUDG&amp;pcode=QLS_EMAIL&amp;promocode=QLS_EMAIL&amp;utm_campaign=QLS&amp;utm_medium=email&amp;utm_source=QLS_EMAIL&quot;)" office:value-type="string" office:string-value="https://leads.hdfcbank.com/applications/webforms/apply/HDFC_CC_Landingpage/Index.aspx?SourceCode=BUDG&amp;pcode=QLS_EMAIL&amp;promocode=QLS_EMAIL&amp;utm_campaign=QLS&amp;utm_medium=email&amp;utm_source=QLS_EMAIL" calcext:value-type="string">
            <text:p>https://leads.hdfcbank.com/applications/webforms/apply/HDFC_CC_Landingpage/Index.aspx?SourceCode=BUDG&amp;pcode=QLS_EMAIL&amp;promocode=QLS_EMAIL&amp;utm_campaign=QLS&amp;utm_medium=email&amp;utm_source=QLS_EMAIL</text:p>
          </table:table-cell>
          <table:table-cell table:formula="of:=CONCATENATE(&quot;https://mf1.pctr.co/&quot;;[.W5])" office:value-type="string" office:string-value="https://mf1.pctr.co/adfuovvrf" calcext:value-type="string">
            <text:p>https://mf1.pctr.co/adfuovvrf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Naini Madhavji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Imperia</text:p>
          </table:table-cell>
          <table:table-cell table:number-columns-repeated="13"/>
          <table:table-cell office:value-type="string" calcext:value-type="string">
            <text:p>N</text:p>
          </table:table-cell>
          <table:table-cell/>
          <table:table-cell office:value-type="float" office:value="2443" calcext:value-type="float">
            <text:p>24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sr95jrg</text:p>
          </table:table-cell>
          <table:table-cell table:formula="of:=LEFT([.A6];SEARCH(&quot; &quot;;[.A6];1))" office:value-type="string" office:string-value="Naini " calcext:value-type="string">
            <text:p>Naini </text:p>
          </table:table-cell>
          <table:table-cell table:formula="of:=IF([.$D6]=&quot;AL ZIP Drive&quot;;&quot;https://leadinsta.hdfcbank.com/applications/webforms/apply/hdfc_newcarloan_10sec/CustVerification.aspx?prod=107&amp;sourcecode=QLS_VIDEO_VIS&quot;;&quot;https://leads.hdfcbank.com/applications/webforms/apply/HDFC_DIWALI_LP/Index.aspx?sourcecode=SEM&amp;pcode=QLS_EMAIL&amp;promocode=QLS_EMAIL&amp;utm_campaign=QLS&amp;utm_medium=email&amp;utm_source=QLS_EMAIL&quot;)" office:value-type="string" office:string-value="https://leads.hdfcbank.com/applications/webforms/apply/HDFC_DIWALI_LP/Index.aspx?sourcecode=SEM&amp;pcode=QLS_EMAIL&amp;promocode=QLS_EMAIL&amp;utm_campaign=QLS&amp;utm_medium=email&amp;utm_source=QLS_EMAIL" calcext:value-type="string">
            <text:p>https://leads.hdfcbank.com/applications/webforms/apply/HDFC_DIWALI_LP/Index.aspx?sourcecode=SEM&amp;pcode=QLS_EMAIL&amp;promocode=QLS_EMAIL&amp;utm_campaign=QLS&amp;utm_medium=email&amp;utm_source=QLS_EMAIL</text:p>
          </table:table-cell>
          <table:table-cell table:formula="of:=IF(LEN([.D6])&gt;0;&quot;true&quot;;&quot;false&quot;)" office:value-type="string" office:string-value="false" calcext:value-type="string">
            <text:p>false</text:p>
          </table:table-cell>
          <table:table-cell table:formula="of:=IF([.$D6]=&quot;AL ZIP Drive&quot;;&quot;pre-approved&quot;;&quot;eligible&quot;)" office:value-type="string" office:string-value="eligible" calcext:value-type="string">
            <text:p>eligible</text:p>
          </table:table-cell>
          <table:table-cell table:formula="of:=IF(LEN([.E6])&gt;0;TEXT([.E6];&quot;00,000&quot;);&quot;&quot;)">
            <text:p/>
          </table:table-cell>
          <table:table-cell table:formula="of:=IF(LEN([.$J6])&gt;0;&quot;true&quot;;&quot;false&quot;)" office:value-type="string" office:string-value="false" calcext:value-type="string">
            <text:p>false</text:p>
          </table:table-cell>
          <table:table-cell table:formula="of:=IF(LEN([.$J6])&gt;0;TEXT([.J6];&quot;00,000&quot;);&quot;&quot;)">
            <text:p/>
          </table:table-cell>
          <table:table-cell office:value-type="string" calcext:value-type="string">
            <text:p>https://leads.hdfcbank.com/applications/new_webforms/apply/mobile/Two-wheeler-Loan.aspx?pcode=QLS_VIDEO_VIS</text:p>
          </table:table-cell>
          <table:table-cell table:formula="of:=IF([.$F6]=&quot;PL 10 Sec&quot;;&quot;Disbursal in 10 sec&quot;;&quot;Quick Disbursal&quot;)" office:value-type="string" office:string-value="Quick Disbursal" calcext:value-type="string">
            <text:p>Quick Disbursal</text:p>
          </table:table-cell>
          <table:table-cell table:formula="of:=IF([.$F6]=&quot;PL 10 Sec&quot;;&quot;pre-approved&quot;;&quot;eligible&quot;)" office:value-type="string" office:string-value="eligible" calcext:value-type="string">
            <text:p>eligible</text:p>
          </table:table-cell>
          <table:table-cell table:formula="of:=IF(LEN([.G6])&gt;0;TEXT([.G6];&quot;00,000&quot;);&quot;&quot;)">
            <text:p/>
          </table:table-cell>
          <table:table-cell table:formula="of:=IF([.$F6]=&quot;PL 10 Sec&quot;;&quot;https://leadinsta.hdfcbank.com/applications/webforms/apply/hdfc_pl_cata/CustVerification.aspx?prod=PL&amp;sourcecode=QLS_VIDEO_VIS&quot;;&quot;https://leads.hdfcbank.com/startdoing/personal-loan-leadform.aspx?source_code=HNET&amp;pcode=QLS_EMAIL&amp;promocode=QLS_EMAIL&amp;utm_campaign=QLS&amp;utm_medium=email&amp;utm_source=QLS_EMAIL&quot;)" office:value-type="string" office:string-value="https://leads.hdfcbank.com/startdoing/personal-loan-leadform.aspx?source_code=HNET&amp;pcode=QLS_EMAIL&amp;promocode=QLS_EMAIL&amp;utm_campaign=QLS&amp;utm_medium=email&amp;utm_source=QLS_EMAIL" calcext:value-type="string">
            <text:p>https://leads.hdfcbank.com/startdoing/personal-loan-leadform.aspx?source_code=HNET&amp;pcode=QLS_EMAIL&amp;promocode=QLS_EMAIL&amp;utm_campaign=QLS&amp;utm_medium=email&amp;utm_source=QLS_EMAIL</text:p>
          </table:table-cell>
          <table:table-cell/>
          <table:table-cell office:value-type="string" calcext:value-type="string">
            <text:p>https://leads.hdfcbank.com/applications/new_webforms/apply/mobile/Home-Loan-Indians.aspx?SourceCode=paid&amp;pcode=QLS_EMAIL&amp;promocode=QLS_EMAIL&amp;utm_campaign=QLS&amp;utm_medium=email&amp;utm_source=QLS_EMAIL</text:p>
          </table:table-cell>
          <table:table-cell table:formula="of:=IF(LEN([.$M6])&gt;0;&quot;true&quot;;&quot;false&quot;)" office:value-type="string" office:string-value="false" calcext:value-type="string">
            <text:p>false</text:p>
          </table:table-cell>
          <table:table-cell office:value-type="string" calcext:value-type="string">
            <text:p>https://leads.hdfcbank.com/applications/webforms/apply/CC_term_loan_jumbo_loan/default.aspx?sourcecode=FT_microsite_jumbo&amp;pcode=QLS_EMAIL&amp;promocode=QLS_EMAIL&amp;utm_campaign=QLS&amp;utm_medium=email&amp;utm_source=QLS_EMAIL</text:p>
          </table:table-cell>
          <table:table-cell table:formula="of:=IF(LEN([.$M6])&gt;0;TEXT([.M6];&quot;00,000&quot;);&quot;&quot;)">
            <text:p/>
          </table:table-cell>
          <table:table-cell table:formula="of:=IF(LEN([.L6])&gt;0;CONCATENATE(&quot;xx&quot;;TEXT([.L6];&quot;0000&quot;));&quot;&quot;)">
            <text:p/>
          </table:table-cell>
          <table:table-cell table:formula="of:=IF(LEN([.$O6])&gt;0;&quot;true&quot;;&quot;false&quot;)" office:value-type="string" office:string-value="false" calcext:value-type="string">
            <text:p>false</text:p>
          </table:table-cell>
          <table:table-cell table:formula="of:=IF(LEN([.$O6])&gt;0;TEXT([.O6];&quot;00,000&quot;);&quot;&quot;)">
            <text:p/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ttps://v1.hdfcbank.com/htdocs/common/festive-treats/loan_product/easyemi.html?pcode=QLS_EMAIL&amp;promocode=QLS_EMAIL&amp;utm_campaign=%20QLS&amp;utm_medium=email&amp;utm_source=QLS_EMAIL</text:p>
          </table:table-cell>
          <table:table-cell table:formula="of:=IF(LEN([.$R6])&gt;0;CONCATENATE(&quot;xx&quot;;TEXT([.$R6];&quot;0000&quot;));&quot;&quot;)">
            <text:p/>
          </table:table-cell>
          <table:table-cell table:formula="of:=IF(LEN([.$R6])&gt;0;&quot;https://leads.hdfcbank.com/applications/webforms/apply/HDFC_STP_MNP_VRMEmail_Res_Adapt/default.aspx?SourceCode= QLS_VIDEO_VIS &amp;campname=NOBL&amp;Promocode=QLS_VIDEO_VIS&quot;;&quot;https://leads.hdfcbank.com/applications/webforms/apply/HDFC_CC_Landingpage/Index.aspx?SourceCode=BUDG&amp;pcode=QLS_EMAIL&amp;promocode=QLS_EMAIL&amp;utm_campaign=QLS&amp;utm_medium=email&amp;utm_source=QLS_EMAIL&quot;)" office:value-type="string" office:string-value="https://leads.hdfcbank.com/applications/webforms/apply/HDFC_CC_Landingpage/Index.aspx?SourceCode=BUDG&amp;pcode=QLS_EMAIL&amp;promocode=QLS_EMAIL&amp;utm_campaign=QLS&amp;utm_medium=email&amp;utm_source=QLS_EMAIL" calcext:value-type="string">
            <text:p>https://leads.hdfcbank.com/applications/webforms/apply/HDFC_CC_Landingpage/Index.aspx?SourceCode=BUDG&amp;pcode=QLS_EMAIL&amp;promocode=QLS_EMAIL&amp;utm_campaign=QLS&amp;utm_medium=email&amp;utm_source=QLS_EMAIL</text:p>
          </table:table-cell>
          <table:table-cell table:formula="of:=CONCATENATE(&quot;https://mf1.pctr.co/&quot;;[.W6])" office:value-type="string" office:string-value="https://mf1.pctr.co/aisr95jrg" calcext:value-type="string">
            <text:p>https://mf1.pctr.co/aisr95jrg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K B Muralidhar</text:p>
          </table:table-cell>
          <table:table-cell office:value-type="string" calcext:value-type="string">
            <text:p>IMPERIA</text:p>
          </table:table-cell>
          <table:table-cell office:value-type="string" calcext:value-type="string">
            <text:p>Virtual Rm</text:p>
          </table:table-cell>
          <table:table-cell table:number-columns-repeated="13"/>
          <table:table-cell office:value-type="string" calcext:value-type="string">
            <text:p>N</text:p>
          </table:table-cell>
          <table:table-cell/>
          <table:table-cell office:value-type="float" office:value="1352" calcext:value-type="float">
            <text:p>1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5cerzdiv</text:p>
          </table:table-cell>
          <table:table-cell table:formula="of:=LEFT([.A7];SEARCH(&quot; &quot;;[.A7];1))" office:value-type="string" office:string-value="K " calcext:value-type="string">
            <text:p>K </text:p>
          </table:table-cell>
          <table:table-cell table:formula="of:=IF([.$D7]=&quot;AL ZIP Drive&quot;;&quot;https://leadinsta.hdfcbank.com/applications/webforms/apply/hdfc_newcarloan_10sec/CustVerification.aspx?prod=107&amp;sourcecode=QLS_VIDEO_VIS&quot;;&quot;https://leads.hdfcbank.com/applications/webforms/apply/HDFC_DIWALI_LP/Index.aspx?sourcecode=SEM&amp;pcode=QLS_EMAIL&amp;promocode=QLS_EMAIL&amp;utm_campaign=QLS&amp;utm_medium=email&amp;utm_source=QLS_EMAIL&quot;)" office:value-type="string" office:string-value="https://leads.hdfcbank.com/applications/webforms/apply/HDFC_DIWALI_LP/Index.aspx?sourcecode=SEM&amp;pcode=QLS_EMAIL&amp;promocode=QLS_EMAIL&amp;utm_campaign=QLS&amp;utm_medium=email&amp;utm_source=QLS_EMAIL" calcext:value-type="string">
            <text:p>https://leads.hdfcbank.com/applications/webforms/apply/HDFC_DIWALI_LP/Index.aspx?sourcecode=SEM&amp;pcode=QLS_EMAIL&amp;promocode=QLS_EMAIL&amp;utm_campaign=QLS&amp;utm_medium=email&amp;utm_source=QLS_EMAIL</text:p>
          </table:table-cell>
          <table:table-cell table:formula="of:=IF(LEN([.D7])&gt;0;&quot;true&quot;;&quot;false&quot;)" office:value-type="string" office:string-value="false" calcext:value-type="string">
            <text:p>false</text:p>
          </table:table-cell>
          <table:table-cell table:formula="of:=IF([.$D7]=&quot;AL ZIP Drive&quot;;&quot;pre-approved&quot;;&quot;eligible&quot;)" office:value-type="string" office:string-value="eligible" calcext:value-type="string">
            <text:p>eligible</text:p>
          </table:table-cell>
          <table:table-cell table:formula="of:=IF(LEN([.E7])&gt;0;TEXT([.E7];&quot;00,000&quot;);&quot;&quot;)">
            <text:p/>
          </table:table-cell>
          <table:table-cell table:formula="of:=IF(LEN([.$J7])&gt;0;&quot;true&quot;;&quot;false&quot;)" office:value-type="string" office:string-value="false" calcext:value-type="string">
            <text:p>false</text:p>
          </table:table-cell>
          <table:table-cell table:formula="of:=IF(LEN([.$J7])&gt;0;TEXT([.J7];&quot;00,000&quot;);&quot;&quot;)">
            <text:p/>
          </table:table-cell>
          <table:table-cell office:value-type="string" calcext:value-type="string">
            <text:p>https://leads.hdfcbank.com/applications/new_webforms/apply/mobile/Two-wheeler-Loan.aspx?pcode=QLS_VIDEO_VIS</text:p>
          </table:table-cell>
          <table:table-cell table:formula="of:=IF([.$F7]=&quot;PL 10 Sec&quot;;&quot;Disbursal in 10 sec&quot;;&quot;Quick Disbursal&quot;)" office:value-type="string" office:string-value="Quick Disbursal" calcext:value-type="string">
            <text:p>Quick Disbursal</text:p>
          </table:table-cell>
          <table:table-cell table:formula="of:=IF([.$F7]=&quot;PL 10 Sec&quot;;&quot;pre-approved&quot;;&quot;eligible&quot;)" office:value-type="string" office:string-value="eligible" calcext:value-type="string">
            <text:p>eligible</text:p>
          </table:table-cell>
          <table:table-cell table:formula="of:=IF(LEN([.G7])&gt;0;TEXT([.G7];&quot;00,000&quot;);&quot;&quot;)">
            <text:p/>
          </table:table-cell>
          <table:table-cell table:formula="of:=IF([.$F7]=&quot;PL 10 Sec&quot;;&quot;https://leadinsta.hdfcbank.com/applications/webforms/apply/hdfc_pl_cata/CustVerification.aspx?prod=PL&amp;sourcecode=QLS_VIDEO_VIS&quot;;&quot;https://leads.hdfcbank.com/startdoing/personal-loan-leadform.aspx?source_code=HNET&amp;pcode=QLS_EMAIL&amp;promocode=QLS_EMAIL&amp;utm_campaign=QLS&amp;utm_medium=email&amp;utm_source=QLS_EMAIL&quot;)" office:value-type="string" office:string-value="https://leads.hdfcbank.com/startdoing/personal-loan-leadform.aspx?source_code=HNET&amp;pcode=QLS_EMAIL&amp;promocode=QLS_EMAIL&amp;utm_campaign=QLS&amp;utm_medium=email&amp;utm_source=QLS_EMAIL" calcext:value-type="string">
            <text:p>https://leads.hdfcbank.com/startdoing/personal-loan-leadform.aspx?source_code=HNET&amp;pcode=QLS_EMAIL&amp;promocode=QLS_EMAIL&amp;utm_campaign=QLS&amp;utm_medium=email&amp;utm_source=QLS_EMAIL</text:p>
          </table:table-cell>
          <table:table-cell/>
          <table:table-cell office:value-type="string" calcext:value-type="string">
            <text:p>https://leads.hdfcbank.com/applications/new_webforms/apply/mobile/Home-Loan-Indians.aspx?SourceCode=paid&amp;pcode=QLS_EMAIL&amp;promocode=QLS_EMAIL&amp;utm_campaign=QLS&amp;utm_medium=email&amp;utm_source=QLS_EMAIL</text:p>
          </table:table-cell>
          <table:table-cell table:formula="of:=IF(LEN([.$M7])&gt;0;&quot;true&quot;;&quot;false&quot;)" office:value-type="string" office:string-value="false" calcext:value-type="string">
            <text:p>false</text:p>
          </table:table-cell>
          <table:table-cell office:value-type="string" calcext:value-type="string">
            <text:p>https://leads.hdfcbank.com/applications/webforms/apply/CC_term_loan_jumbo_loan/default.aspx?sourcecode=FT_microsite_jumbo&amp;pcode=QLS_EMAIL&amp;promocode=QLS_EMAIL&amp;utm_campaign=QLS&amp;utm_medium=email&amp;utm_source=QLS_EMAIL</text:p>
          </table:table-cell>
          <table:table-cell table:formula="of:=IF(LEN([.$M7])&gt;0;TEXT([.M7];&quot;00,000&quot;);&quot;&quot;)">
            <text:p/>
          </table:table-cell>
          <table:table-cell table:formula="of:=IF(LEN([.L7])&gt;0;CONCATENATE(&quot;xx&quot;;TEXT([.L7];&quot;0000&quot;));&quot;&quot;)">
            <text:p/>
          </table:table-cell>
          <table:table-cell table:formula="of:=IF(LEN([.$O7])&gt;0;&quot;true&quot;;&quot;false&quot;)" office:value-type="string" office:string-value="false" calcext:value-type="string">
            <text:p>false</text:p>
          </table:table-cell>
          <table:table-cell table:formula="of:=IF(LEN([.$O7])&gt;0;TEXT([.O7];&quot;00,000&quot;);&quot;&quot;)">
            <text:p/>
          </table:table-cell>
          <table:table-cell table:formula="of:=IF(LEN([.P7])&gt;0;CONCATENATE(&quot;xx&quot;;TEXT([.P7];&quot;0000&quot;));&quot;&quot;)">
            <text:p/>
          </table:table-cell>
          <table:table-cell office:value-type="string" calcext:value-type="string">
            <text:p>https://v1.hdfcbank.com/htdocs/common/festive-treats/loan_product/easyemi.html?pcode=QLS_EMAIL&amp;promocode=QLS_EMAIL&amp;utm_campaign=%20QLS&amp;utm_medium=email&amp;utm_source=QLS_EMAIL</text:p>
          </table:table-cell>
          <table:table-cell table:formula="of:=IF(LEN([.$R7])&gt;0;CONCATENATE(&quot;xx&quot;;TEXT([.$R7];&quot;0000&quot;));&quot;&quot;)">
            <text:p/>
          </table:table-cell>
          <table:table-cell table:formula="of:=IF(LEN([.$R7])&gt;0;&quot;https://leads.hdfcbank.com/applications/webforms/apply/HDFC_STP_MNP_VRMEmail_Res_Adapt/default.aspx?SourceCode= QLS_VIDEO_VIS &amp;campname=NOBL&amp;Promocode=QLS_VIDEO_VIS&quot;;&quot;https://leads.hdfcbank.com/applications/webforms/apply/HDFC_CC_Landingpage/Index.aspx?SourceCode=BUDG&amp;pcode=QLS_EMAIL&amp;promocode=QLS_EMAIL&amp;utm_campaign=QLS&amp;utm_medium=email&amp;utm_source=QLS_EMAIL&quot;)" office:value-type="string" office:string-value="https://leads.hdfcbank.com/applications/webforms/apply/HDFC_CC_Landingpage/Index.aspx?SourceCode=BUDG&amp;pcode=QLS_EMAIL&amp;promocode=QLS_EMAIL&amp;utm_campaign=QLS&amp;utm_medium=email&amp;utm_source=QLS_EMAIL" calcext:value-type="string">
            <text:p>https://leads.hdfcbank.com/applications/webforms/apply/HDFC_CC_Landingpage/Index.aspx?SourceCode=BUDG&amp;pcode=QLS_EMAIL&amp;promocode=QLS_EMAIL&amp;utm_campaign=QLS&amp;utm_medium=email&amp;utm_source=QLS_EMAIL</text:p>
          </table:table-cell>
          <table:table-cell table:formula="of:=CONCATENATE(&quot;https://mf1.pctr.co/&quot;;[.W7])" office:value-type="string" office:string-value="https://mf1.pctr.co/a5cerzdiv" calcext:value-type="string">
            <text:p>https://mf1.pctr.co/a5cerzdiv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avin Balkrishna Mhambrey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AL PQ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PL PQ</text:p>
          </table:table-cell>
          <table:table-cell office:value-type="float" office:value="500000" calcext:value-type="float">
            <text:p>500000</text:p>
          </table:table-cell>
          <table:table-cell table:number-columns-repeated="7"/>
          <table:table-cell office:value-type="float" office:value="350000" calcext:value-type="float">
            <text:p>350000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6662" calcext:value-type="float">
            <text:p>6662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vip6dd</text:p>
          </table:table-cell>
          <table:table-cell table:formula="of:=LEFT([.A8];SEARCH(&quot; &quot;;[.A8];1))" office:value-type="string" office:string-value="Pravin " calcext:value-type="string">
            <text:p>Pravin </text:p>
          </table:table-cell>
          <table:table-cell table:formula="of:=IF([.$D8]=&quot;AL ZIP Drive&quot;;&quot;https://leadinsta.hdfcbank.com/applications/webforms/apply/hdfc_newcarloan_10sec/CustVerification.aspx?prod=107&amp;sourcecode=QLS_VIDEO_VIS&quot;;&quot;https://leads.hdfcbank.com/applications/webforms/apply/HDFC_DIWALI_LP/Index.aspx?sourcecode=SEM&amp;pcode=QLS_EMAIL&amp;promocode=QLS_EMAIL&amp;utm_campaign=QLS&amp;utm_medium=email&amp;utm_source=QLS_EMAIL&quot;)" office:value-type="string" office:string-value="https://leads.hdfcbank.com/applications/webforms/apply/HDFC_DIWALI_LP/Index.aspx?sourcecode=SEM&amp;pcode=QLS_EMAIL&amp;promocode=QLS_EMAIL&amp;utm_campaign=QLS&amp;utm_medium=email&amp;utm_source=QLS_EMAIL" calcext:value-type="string">
            <text:p>https://leads.hdfcbank.com/applications/webforms/apply/HDFC_DIWALI_LP/Index.aspx?sourcecode=SEM&amp;pcode=QLS_EMAIL&amp;promocode=QLS_EMAIL&amp;utm_campaign=QLS&amp;utm_medium=email&amp;utm_source=QLS_EMAIL</text:p>
          </table:table-cell>
          <table:table-cell table:formula="of:=IF(LEN([.D8])&gt;0;&quot;true&quot;;&quot;false&quot;)" office:value-type="string" office:string-value="true" calcext:value-type="string">
            <text:p>true</text:p>
          </table:table-cell>
          <table:table-cell table:formula="of:=IF([.$D8]=&quot;AL ZIP Drive&quot;;&quot;pre-approved&quot;;&quot;eligible&quot;)" office:value-type="string" office:string-value="eligible" calcext:value-type="string">
            <text:p>eligible</text:p>
          </table:table-cell>
          <table:table-cell table:formula="of:=IF(LEN([.E8])&gt;0;TEXT([.E8];&quot;00,000&quot;);&quot;&quot;)" office:value-type="string" office:string-value="15,00,000" calcext:value-type="string">
            <text:p>15,00,000</text:p>
          </table:table-cell>
          <table:table-cell table:formula="of:=IF(LEN([.$J8])&gt;0;&quot;true&quot;;&quot;false&quot;)" office:value-type="string" office:string-value="false" calcext:value-type="string">
            <text:p>false</text:p>
          </table:table-cell>
          <table:table-cell table:formula="of:=IF(LEN([.$J8])&gt;0;TEXT([.J8];&quot;00,000&quot;);&quot;&quot;)">
            <text:p/>
          </table:table-cell>
          <table:table-cell office:value-type="string" calcext:value-type="string">
            <text:p>https://leads.hdfcbank.com/applications/new_webforms/apply/mobile/Two-wheeler-Loan.aspx?pcode=QLS_VIDEO_VIS</text:p>
          </table:table-cell>
          <table:table-cell table:formula="of:=IF([.$F8]=&quot;PL 10 Sec&quot;;&quot;Disbursal in 10 sec&quot;;&quot;Quick Disbursal&quot;)" office:value-type="string" office:string-value="Quick Disbursal" calcext:value-type="string">
            <text:p>Quick Disbursal</text:p>
          </table:table-cell>
          <table:table-cell table:formula="of:=IF([.$F8]=&quot;PL 10 Sec&quot;;&quot;pre-approved&quot;;&quot;eligible&quot;)" office:value-type="string" office:string-value="eligible" calcext:value-type="string">
            <text:p>eligible</text:p>
          </table:table-cell>
          <table:table-cell table:formula="of:=IF(LEN([.G8])&gt;0;TEXT([.G8];&quot;00,000&quot;);&quot;&quot;)" office:value-type="string" office:string-value="5,00,000" calcext:value-type="string">
            <text:p>5,00,000</text:p>
          </table:table-cell>
          <table:table-cell table:formula="of:=IF([.$F8]=&quot;PL 10 Sec&quot;;&quot;https://leadinsta.hdfcbank.com/applications/webforms/apply/hdfc_pl_cata/CustVerification.aspx?prod=PL&amp;sourcecode=QLS_VIDEO_VIS&quot;;&quot;https://leads.hdfcbank.com/startdoing/personal-loan-leadform.aspx?source_code=HNET&amp;pcode=QLS_EMAIL&amp;promocode=QLS_EMAIL&amp;utm_campaign=QLS&amp;utm_medium=email&amp;utm_source=QLS_EMAIL&quot;)" office:value-type="string" office:string-value="https://leads.hdfcbank.com/startdoing/personal-loan-leadform.aspx?source_code=HNET&amp;pcode=QLS_EMAIL&amp;promocode=QLS_EMAIL&amp;utm_campaign=QLS&amp;utm_medium=email&amp;utm_source=QLS_EMAIL" calcext:value-type="string">
            <text:p>https://leads.hdfcbank.com/startdoing/personal-loan-leadform.aspx?source_code=HNET&amp;pcode=QLS_EMAIL&amp;promocode=QLS_EMAIL&amp;utm_campaign=QLS&amp;utm_medium=email&amp;utm_source=QLS_EMAIL</text:p>
          </table:table-cell>
          <table:table-cell/>
          <table:table-cell office:value-type="string" calcext:value-type="string">
            <text:p>https://leads.hdfcbank.com/applications/new_webforms/apply/mobile/Home-Loan-Indians.aspx?SourceCode=paid&amp;pcode=QLS_EMAIL&amp;promocode=QLS_EMAIL&amp;utm_campaign=QLS&amp;utm_medium=email&amp;utm_source=QLS_EMAIL</text:p>
          </table:table-cell>
          <table:table-cell table:formula="of:=IF(LEN([.$M8])&gt;0;&quot;true&quot;;&quot;false&quot;)" office:value-type="string" office:string-value="false" calcext:value-type="string">
            <text:p>false</text:p>
          </table:table-cell>
          <table:table-cell office:value-type="string" calcext:value-type="string">
            <text:p>https://leads.hdfcbank.com/applications/webforms/apply/CC_term_loan_jumbo_loan/default.aspx?sourcecode=FT_microsite_jumbo&amp;pcode=QLS_EMAIL&amp;promocode=QLS_EMAIL&amp;utm_campaign=QLS&amp;utm_medium=email&amp;utm_source=QLS_EMAIL</text:p>
          </table:table-cell>
          <table:table-cell table:formula="of:=IF(LEN([.$M8])&gt;0;TEXT([.M8];&quot;00,000&quot;);&quot;&quot;)">
            <text:p/>
          </table:table-cell>
          <table:table-cell table:formula="of:=IF(LEN([.L8])&gt;0;CONCATENATE(&quot;xx&quot;;TEXT([.L8];&quot;0000&quot;));&quot;&quot;)">
            <text:p/>
          </table:table-cell>
          <table:table-cell table:formula="of:=IF(LEN([.$O8])&gt;0;&quot;true&quot;;&quot;false&quot;)" office:value-type="string" office:string-value="true" calcext:value-type="string">
            <text:p>true</text:p>
          </table:table-cell>
          <table:table-cell table:formula="of:=IF(LEN([.$O8])&gt;0;TEXT([.O8];&quot;00,000&quot;);&quot;&quot;)" office:value-type="string" office:string-value="3,50,000" calcext:value-type="string">
            <text:p>3,50,000</text:p>
          </table:table-cell>
          <table:table-cell table:formula="of:=IF(LEN([.P8])&gt;0;CONCATENATE(&quot;xx&quot;;TEXT([.P8];&quot;0000&quot;));&quot;&quot;)" office:value-type="string" office:string-value="xx6662" calcext:value-type="string">
            <text:p>xx6662</text:p>
          </table:table-cell>
          <table:table-cell office:value-type="string" calcext:value-type="string">
            <text:p>https://v1.hdfcbank.com/htdocs/common/festive-treats/loan_product/easyemi.html?pcode=QLS_EMAIL&amp;promocode=QLS_EMAIL&amp;utm_campaign=%20QLS&amp;utm_medium=email&amp;utm_source=QLS_EMAIL</text:p>
          </table:table-cell>
          <table:table-cell table:formula="of:=IF(LEN([.$R8])&gt;0;CONCATENATE(&quot;xx&quot;;TEXT([.$R8];&quot;0000&quot;));&quot;&quot;)">
            <text:p/>
          </table:table-cell>
          <table:table-cell table:formula="of:=IF(LEN([.$R8])&gt;0;&quot;https://leads.hdfcbank.com/applications/webforms/apply/HDFC_STP_MNP_VRMEmail_Res_Adapt/default.aspx?SourceCode= QLS_VIDEO_VIS &amp;campname=NOBL&amp;Promocode=QLS_VIDEO_VIS&quot;;&quot;https://leads.hdfcbank.com/applications/webforms/apply/HDFC_CC_Landingpage/Index.aspx?SourceCode=BUDG&amp;pcode=QLS_EMAIL&amp;promocode=QLS_EMAIL&amp;utm_campaign=QLS&amp;utm_medium=email&amp;utm_source=QLS_EMAIL&quot;)" office:value-type="string" office:string-value="https://leads.hdfcbank.com/applications/webforms/apply/HDFC_CC_Landingpage/Index.aspx?SourceCode=BUDG&amp;pcode=QLS_EMAIL&amp;promocode=QLS_EMAIL&amp;utm_campaign=QLS&amp;utm_medium=email&amp;utm_source=QLS_EMAIL" calcext:value-type="string">
            <text:p>https://leads.hdfcbank.com/applications/webforms/apply/HDFC_CC_Landingpage/Index.aspx?SourceCode=BUDG&amp;pcode=QLS_EMAIL&amp;promocode=QLS_EMAIL&amp;utm_campaign=QLS&amp;utm_medium=email&amp;utm_source=QLS_EMAIL</text:p>
          </table:table-cell>
          <table:table-cell table:formula="of:=CONCATENATE(&quot;https://mf1.pctr.co/&quot;;[.W8])" office:value-type="string" office:string-value="https://mf1.pctr.co/audvip6dd" calcext:value-type="string">
            <text:p>https://mf1.pctr.co/audvip6dd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hahrukh Naval Parekh</text:p>
          </table:table-cell>
          <table:table-cell table:number-columns-repeated="15"/>
          <table:table-cell office:value-type="string" calcext:value-type="string">
            <text:p>N</text:p>
          </table:table-cell>
          <table:table-cell/>
          <table:table-cell office:value-type="float" office:value="2515" calcext:value-type="float">
            <text:p>25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2f8jxdjrv</text:p>
          </table:table-cell>
          <table:table-cell table:formula="of:=LEFT([.A9];SEARCH(&quot; &quot;;[.A9];1))" office:value-type="string" office:string-value="Shahrukh " calcext:value-type="string">
            <text:p>Shahrukh </text:p>
          </table:table-cell>
          <table:table-cell table:formula="of:=IF([.$D9]=&quot;AL ZIP Drive&quot;;&quot;https://leadinsta.hdfcbank.com/applications/webforms/apply/hdfc_newcarloan_10sec/CustVerification.aspx?prod=107&amp;sourcecode=QLS_VIDEO_VIS&quot;;&quot;https://leads.hdfcbank.com/applications/webforms/apply/HDFC_DIWALI_LP/Index.aspx?sourcecode=SEM&amp;pcode=QLS_EMAIL&amp;promocode=QLS_EMAIL&amp;utm_campaign=QLS&amp;utm_medium=email&amp;utm_source=QLS_EMAIL&quot;)" office:value-type="string" office:string-value="https://leads.hdfcbank.com/applications/webforms/apply/HDFC_DIWALI_LP/Index.aspx?sourcecode=SEM&amp;pcode=QLS_EMAIL&amp;promocode=QLS_EMAIL&amp;utm_campaign=QLS&amp;utm_medium=email&amp;utm_source=QLS_EMAIL" calcext:value-type="string">
            <text:p>https://leads.hdfcbank.com/applications/webforms/apply/HDFC_DIWALI_LP/Index.aspx?sourcecode=SEM&amp;pcode=QLS_EMAIL&amp;promocode=QLS_EMAIL&amp;utm_campaign=QLS&amp;utm_medium=email&amp;utm_source=QLS_EMAIL</text:p>
          </table:table-cell>
          <table:table-cell table:formula="of:=IF(LEN([.D9])&gt;0;&quot;true&quot;;&quot;false&quot;)" office:value-type="string" office:string-value="false" calcext:value-type="string">
            <text:p>false</text:p>
          </table:table-cell>
          <table:table-cell table:formula="of:=IF([.$D9]=&quot;AL ZIP Drive&quot;;&quot;pre-approved&quot;;&quot;eligible&quot;)" office:value-type="string" office:string-value="eligible" calcext:value-type="string">
            <text:p>eligible</text:p>
          </table:table-cell>
          <table:table-cell table:formula="of:=IF(LEN([.E9])&gt;0;TEXT([.E9];&quot;00,000&quot;);&quot;&quot;)">
            <text:p/>
          </table:table-cell>
          <table:table-cell table:formula="of:=IF(LEN([.$J9])&gt;0;&quot;true&quot;;&quot;false&quot;)" office:value-type="string" office:string-value="false" calcext:value-type="string">
            <text:p>false</text:p>
          </table:table-cell>
          <table:table-cell table:formula="of:=IF(LEN([.$J9])&gt;0;TEXT([.J9];&quot;00,000&quot;);&quot;&quot;)">
            <text:p/>
          </table:table-cell>
          <table:table-cell office:value-type="string" calcext:value-type="string">
            <text:p>https://leads.hdfcbank.com/applications/new_webforms/apply/mobile/Two-wheeler-Loan.aspx?pcode=QLS_VIDEO_VIS</text:p>
          </table:table-cell>
          <table:table-cell table:formula="of:=IF([.$F9]=&quot;PL 10 Sec&quot;;&quot;Disbursal in 10 sec&quot;;&quot;Quick Disbursal&quot;)" office:value-type="string" office:string-value="Quick Disbursal" calcext:value-type="string">
            <text:p>Quick Disbursal</text:p>
          </table:table-cell>
          <table:table-cell table:formula="of:=IF([.$F9]=&quot;PL 10 Sec&quot;;&quot;pre-approved&quot;;&quot;eligible&quot;)" office:value-type="string" office:string-value="eligible" calcext:value-type="string">
            <text:p>eligible</text:p>
          </table:table-cell>
          <table:table-cell table:formula="of:=IF(LEN([.G9])&gt;0;TEXT([.G9];&quot;00,000&quot;);&quot;&quot;)">
            <text:p/>
          </table:table-cell>
          <table:table-cell table:formula="of:=IF([.$F9]=&quot;PL 10 Sec&quot;;&quot;https://leadinsta.hdfcbank.com/applications/webforms/apply/hdfc_pl_cata/CustVerification.aspx?prod=PL&amp;sourcecode=QLS_VIDEO_VIS&quot;;&quot;https://leads.hdfcbank.com/startdoing/personal-loan-leadform.aspx?source_code=HNET&amp;pcode=QLS_EMAIL&amp;promocode=QLS_EMAIL&amp;utm_campaign=QLS&amp;utm_medium=email&amp;utm_source=QLS_EMAIL&quot;)" office:value-type="string" office:string-value="https://leads.hdfcbank.com/startdoing/personal-loan-leadform.aspx?source_code=HNET&amp;pcode=QLS_EMAIL&amp;promocode=QLS_EMAIL&amp;utm_campaign=QLS&amp;utm_medium=email&amp;utm_source=QLS_EMAIL" calcext:value-type="string">
            <text:p>https://leads.hdfcbank.com/startdoing/personal-loan-leadform.aspx?source_code=HNET&amp;pcode=QLS_EMAIL&amp;promocode=QLS_EMAIL&amp;utm_campaign=QLS&amp;utm_medium=email&amp;utm_source=QLS_EMAIL</text:p>
          </table:table-cell>
          <table:table-cell/>
          <table:table-cell office:value-type="string" calcext:value-type="string">
            <text:p>https://leads.hdfcbank.com/applications/new_webforms/apply/mobile/Home-Loan-Indians.aspx?SourceCode=paid&amp;pcode=QLS_EMAIL&amp;promocode=QLS_EMAIL&amp;utm_campaign=QLS&amp;utm_medium=email&amp;utm_source=QLS_EMAIL</text:p>
          </table:table-cell>
          <table:table-cell table:formula="of:=IF(LEN([.$M9])&gt;0;&quot;true&quot;;&quot;false&quot;)" office:value-type="string" office:string-value="false" calcext:value-type="string">
            <text:p>false</text:p>
          </table:table-cell>
          <table:table-cell office:value-type="string" calcext:value-type="string">
            <text:p>https://leads.hdfcbank.com/applications/webforms/apply/CC_term_loan_jumbo_loan/default.aspx?sourcecode=FT_microsite_jumbo&amp;pcode=QLS_EMAIL&amp;promocode=QLS_EMAIL&amp;utm_campaign=QLS&amp;utm_medium=email&amp;utm_source=QLS_EMAIL</text:p>
          </table:table-cell>
          <table:table-cell table:formula="of:=IF(LEN([.$M9])&gt;0;TEXT([.M9];&quot;00,000&quot;);&quot;&quot;)">
            <text:p/>
          </table:table-cell>
          <table:table-cell table:formula="of:=IF(LEN([.L9])&gt;0;CONCATENATE(&quot;xx&quot;;TEXT([.L9];&quot;0000&quot;));&quot;&quot;)">
            <text:p/>
          </table:table-cell>
          <table:table-cell table:formula="of:=IF(LEN([.$O9])&gt;0;&quot;true&quot;;&quot;false&quot;)" office:value-type="string" office:string-value="false" calcext:value-type="string">
            <text:p>false</text:p>
          </table:table-cell>
          <table:table-cell table:formula="of:=IF(LEN([.$O9])&gt;0;TEXT([.O9];&quot;00,000&quot;);&quot;&quot;)">
            <text:p/>
          </table:table-cell>
          <table:table-cell table:formula="of:=IF(LEN([.P9])&gt;0;CONCATENATE(&quot;xx&quot;;TEXT([.P9];&quot;0000&quot;));&quot;&quot;)">
            <text:p/>
          </table:table-cell>
          <table:table-cell office:value-type="string" calcext:value-type="string">
            <text:p>https://v1.hdfcbank.com/htdocs/common/festive-treats/loan_product/easyemi.html?pcode=QLS_EMAIL&amp;promocode=QLS_EMAIL&amp;utm_campaign=%20QLS&amp;utm_medium=email&amp;utm_source=QLS_EMAIL</text:p>
          </table:table-cell>
          <table:table-cell table:formula="of:=IF(LEN([.$R9])&gt;0;CONCATENATE(&quot;xx&quot;;TEXT([.$R9];&quot;0000&quot;));&quot;&quot;)">
            <text:p/>
          </table:table-cell>
          <table:table-cell table:formula="of:=IF(LEN([.$R9])&gt;0;&quot;https://leads.hdfcbank.com/applications/webforms/apply/HDFC_STP_MNP_VRMEmail_Res_Adapt/default.aspx?SourceCode= QLS_VIDEO_VIS &amp;campname=NOBL&amp;Promocode=QLS_VIDEO_VIS&quot;;&quot;https://leads.hdfcbank.com/applications/webforms/apply/HDFC_CC_Landingpage/Index.aspx?SourceCode=BUDG&amp;pcode=QLS_EMAIL&amp;promocode=QLS_EMAIL&amp;utm_campaign=QLS&amp;utm_medium=email&amp;utm_source=QLS_EMAIL&quot;)" office:value-type="string" office:string-value="https://leads.hdfcbank.com/applications/webforms/apply/HDFC_CC_Landingpage/Index.aspx?SourceCode=BUDG&amp;pcode=QLS_EMAIL&amp;promocode=QLS_EMAIL&amp;utm_campaign=QLS&amp;utm_medium=email&amp;utm_source=QLS_EMAIL" calcext:value-type="string">
            <text:p>https://leads.hdfcbank.com/applications/webforms/apply/HDFC_CC_Landingpage/Index.aspx?SourceCode=BUDG&amp;pcode=QLS_EMAIL&amp;promocode=QLS_EMAIL&amp;utm_campaign=QLS&amp;utm_medium=email&amp;utm_source=QLS_EMAIL</text:p>
          </table:table-cell>
          <table:table-cell table:formula="of:=CONCATENATE(&quot;https://mf1.pctr.co/&quot;;[.W9])" office:value-type="string" office:string-value="https://mf1.pctr.co/a2f8jxdjrv" calcext:value-type="string">
            <text:p>https://mf1.pctr.co/a2f8jxdjrv</text:p>
          </table:table-cell>
          <table:table-cell table:number-columns-repeated="97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2:.$Z$9"/>
        </table:named-expressions>
      </table:table>
      <table:named-expressions/>
      <table:database-ranges>
        <table:database-range table:name="__Anonymous_Sheet_DB__0" table:target-range-address="Sheet1.A2:Sheet1.Z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run v</meta:initial-creator>
    <meta:creation-date>2019-11-30T09:01:06</meta:creation-date>
    <dc:date>2020-07-23T19:26:50.784365342</dc:date>
    <meta:generator>LibreOffice/6.0.7.3$Linux_X86_64 LibreOffice_project/00m0$Build-3</meta:generator>
    <meta:editing-duration>PT4M30S</meta:editing-duration>
    <meta:editing-cycles>1</meta:editing-cycles>
    <meta:document-statistic meta:table-count="1" meta:cell-count="334" meta:object-count="0"/>
    <meta:user-defined meta:name="AppVersion">16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